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0.7764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7417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1.0764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8118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0.8472in"/>
    </style:style>
    <style:style style:name="co14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5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office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>
            <text:p>Reaction ID</text:p>
          </table:table-cell>
          <table:table-cell office:value-type="string">
            <text:p>Reaction</text:p>
          </table:table-cell>
          <table:table-cell office:value-type="string">
            <text:p>Initial</text:p>
          </table:table-cell>
          <table:table-cell office:value-type="string">
            <text:p>Fwd Rxn</text:p>
          </table:table-cell>
          <table:table-cell office:value-type="string">
            <text:p>Rev Rxn</text:p>
          </table:table-cell>
          <table:table-cell office:value-type="string">
            <text:p>Order</text:p>
          </table:table-cell>
          <table:table-cell/>
          <table:table-cell office:value-type="string">
            <text:p>Substrate ID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GF+EGFR&lt;-&gt;EGF:EGFR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GF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GF:EGFR + RAS-GDP -&gt; EGF:EGFR + RAS-GT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GFR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S-GTP + RAF-off -&gt; RAS-GDP + RAF-on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S GD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F-on -&gt; RAF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AF off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F-on + MEK-off -&gt; RAF-on + MEK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EK o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K-on-&gt;MEK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ERK off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K-on+ERK-off -&gt; ERK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ACE off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K-on-&gt;ERK-off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GFR TGFA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K-on + TACE-off -&gt;TACE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ERK o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GFA+EGF &lt;-&gt; EGFR-TGF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EK off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GFR-TACE -&gt; 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AF o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AS-GDP -&gt; 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RAS GT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RK-on + RAS-GTP -&gt; ERK-on + RAS-GD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GF EGFR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 -&gt; TACE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TACE o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 -&gt; EGF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TGFA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GFR-TACE + RAS-GDP -&gt; EGFR-TACE + RAS-GT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CH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 → EGF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string">
            <text:p>CI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ACE-on → TACE-on + TGFA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string">
            <text:p>ZM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H... changes rate of 7 (MEK-on+ERK-off -&gt; ERK-on)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string">
            <text:p>Gef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I... changes rate of 5 (RAF-on + MEK-off -&gt; RAF-on + MEK-on)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Gef:EGFR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ZM... changes rate of 3 (RAS-GTP + RAF-off -&gt; RAS-GDP + RAF-on )(only acts on cRAF, small rate)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GM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ef... changes rate of 1 (EGF+EGFR&lt;-&gt;EGF:EGFR)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string">
            <text:p>BMS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MRate... multiply by some constant to lower rate of 17 (0 → EGF)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MRate... multiply by some (different) constant to lower rate of 18 (0 → EGF)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MSRate... multiply by some constant to lower rate of 18 (TACE-on → TACE-on + TGFA)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dc:creator>Carter </dc:creator>
    <meta:creation-date>2014-11-13T00:23:27</meta:creation-date>
    <dc:date>2014-11-13T16:45:05</dc:date>
    <meta:generator>LibreOffice/3.5$Linux_X86_64 LibreOffice_project/350m1$Build-2</meta:generator>
    <meta:editing-duration>PT15M25S</meta:editing-duration>
    <meta:editing-cycles>3</meta:editing-cycles>
    <meta:document-statistic meta:table-count="1" meta:cell-count="166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